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Noto Sans Mono CJK TC Regular" svg:font-family="'Noto Sans Mono CJK TC Regular'" style:font-family-generic="swiss"/>
    <style:font-face style:name="Source Han Sans" svg:font-family="'Source Han Sans'" style:font-family-generic="swiss"/>
    <style:font-face style:name="Arial" svg:font-family="Arial" style:font-family-generic="system" style:font-pitch="variable"/>
  </office:font-face-decls>
  <office:automatic-styles>
    <style:style style:name="P1" style:family="paragraph" style:parent-style-name="Standard">
      <style:text-properties fo:color="#4d4d4c" style:font-name="Noto Sans Mono CJK TC Regular" fo:font-size="10pt" style:font-size-asian="10pt" fo:background-color="#ffffff"/>
    </style:style>
    <style:style style:name="P2" style:family="paragraph" style:parent-style-name="Standard">
      <style:text-properties fo:color="#000000" fo:font-weight="bold" officeooo:rsid="00100a2b" officeooo:paragraph-rsid="00100a2b" style:font-weight-asian="bold" style:font-weight-complex="bold"/>
    </style:style>
    <style:style style:name="P3" style:family="paragraph" style:parent-style-name="Standard">
      <style:text-properties fo:color="#000000" fo:font-weight="bold" officeooo:rsid="00100a2b" officeooo:paragraph-rsid="00100a2b" fo:background-color="#cccccc" style:font-weight-asian="bold" style:font-weight-complex="bold"/>
    </style:style>
    <style:style style:name="P4" style:family="paragraph" style:parent-style-name="Standard">
      <style:text-properties fo:color="#000000" style:font-name="Noto Sans Mono CJK TC Regular" fo:font-size="10pt" fo:font-weight="bold" officeooo:rsid="00100a2b" officeooo:paragraph-rsid="00100a2b" fo:background-color="#cccccc" style:font-size-asian="10pt" style:font-weight-asian="bold" style:font-weight-complex="bold"/>
    </style:style>
    <style:style style:name="T1" style:family="text">
      <style:text-properties fo:color="#8e908c" style:font-name="Noto Sans Mono CJK TC Regular" fo:font-size="10pt" style:font-size-asian="10pt" fo:background-color="#ffffff"/>
    </style:style>
    <style:style style:name="T2" style:family="text">
      <style:text-properties fo:color="#f5871f" style:font-name="Noto Sans Mono CJK TC Regular" fo:font-size="10pt" style:font-size-asian="10pt" fo:background-color="#ffffff"/>
    </style:style>
    <style:style style:name="T3" style:family="text">
      <style:text-properties fo:color="#8959a8" style:font-name="Noto Sans Mono CJK TC Regular" fo:font-size="10pt" style:font-size-asian="10pt" fo:background-color="#ffffff"/>
    </style:style>
    <style:style style:name="T4" style:family="text">
      <style:text-properties fo:color="#3e999f" style:font-name="Noto Sans Mono CJK TC Regular" fo:font-size="10pt" style:font-size-asian="10pt" fo:background-color="#ffffff"/>
    </style:style>
    <style:style style:name="T5" style:family="text">
      <style:text-properties fo:color="#4d4d4c" style:font-name="Noto Sans Mono CJK TC Regular" fo:font-size="10pt" style:font-size-asian="10pt" fo:background-color="#ffffff"/>
    </style:style>
    <style:style style:name="T6" style:family="text">
      <style:text-properties fo:color="#c82829" style:font-name="Noto Sans Mono CJK TC Regular" fo:font-size="10pt" style:font-size-asian="10pt" fo:background-color="#ffffff"/>
    </style:style>
    <style:style style:name="T7" style:family="text">
      <style:text-properties fo:color="#718c00" style:font-name="Noto Sans Mono CJK TC Regular" fo:font-size="10pt" style:font-size-asian="10pt" fo:background-color="#ffffff"/>
    </style:style>
    <style:style style:name="T8" style:family="text">
      <style:text-properties fo:color="#4271ae" style:font-name="Noto Sans Mono CJK TC Regular" fo:font-size="10pt" style:font-size-asian="10pt" fo:background-color="#ffffff"/>
    </style:style>
    <style:style style:name="T9" style:family="text">
      <style:text-properties style:font-name="Noto Sans Mono CJK TC Regular" fo:font-size="10pt" style:font-size-asian="10pt"/>
    </style:style>
    <style:style style:name="T10" style:family="text">
      <style:text-properties style:font-name="Noto Sans Mono CJK TC Regular" fo:font-size="10pt" style:font-size-asian="10pt" fo:background-color="#ffffff"/>
    </style:style>
    <style:style style:name="T11" style:family="text">
      <style:text-properties style:font-name="Noto Sans Mono CJK TC Regular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9">ContentType.c</text:span></text:p>
      <text:p text:style-name="Standard"><text:span text:style-name="T1"/></text:p>
      <text:p text:style-name="Standard"><text:span text:style-name="T1">// #include &lt;stdlib.h&gt;</text:span></text:p>
      <text:p text:style-name="Standard"><text:span text:style-name="T1">// #include &lt;stdio.h&gt;</text:span></text:p>
      <text:p text:style-name="Standard"><text:span text:style-name="T2">#include &lt;string.h&gt;</text:span></text:p>
      <text:p text:style-name="P1"/>
      <text:p text:style-name="Standard"><text:span text:style-name="T2">#include "ContentType.h"</text:span></text:p>
      <text:p text:style-name="P1"/>
      <text:p text:style-name="Standard"><text:span text:style-name="T3">char</text:span><text:span text:style-name="T4">*</text:span><text:span text:style-name="T5"> ContentType</text:span><text:span text:style-name="T4">[][</text:span><text:span text:style-name="T6">2</text:span><text:span text:style-name="T4">]</text:span><text:span text:style-name="T5"> </text:span><text:span text:style-name="T4">=</text:span><text:span text:style-name="T5"> </text:span><text:span text:style-name="T4">{</text:span></text:p>
      <text:p text:style-name="Standard"><text:span text:style-name="T5"><text:s text:c="4"/></text:span><text:span text:style-name="T4">{</text:span><text:span text:style-name="T7">"jpeg"</text:span><text:span text:style-name="T4">,</text:span><text:span text:style-name="T5"> </text:span><text:span text:style-name="T7">"image/jpeg"</text:span><text:span text:style-name="T5"> <text:s text:c="13"/></text:span><text:span text:style-name="T4">},</text:span><text:span text:style-name="T5"> </text:span></text:p>
      <text:p text:style-name="Standard"><text:span text:style-name="T5"><text:s text:c="4"/></text:span><text:span text:style-name="T4">{</text:span><text:span text:style-name="T7">"jpg"</text:span><text:span text:style-name="T5"> </text:span><text:span text:style-name="T4">,</text:span><text:span text:style-name="T5"> </text:span><text:span text:style-name="T7">"image/jpeg"</text:span><text:span text:style-name="T5"> <text:s text:c="13"/></text:span><text:span text:style-name="T4">},</text:span><text:span text:style-name="T5"> </text:span></text:p>
      <text:p text:style-name="Standard"><text:span text:style-name="T5"><text:s text:c="4"/></text:span><text:span text:style-name="T4">{</text:span><text:span text:style-name="T7">"png"</text:span><text:span text:style-name="T5"> </text:span><text:span text:style-name="T4">,</text:span><text:span text:style-name="T5"> </text:span><text:span text:style-name="T7">"image/png"</text:span><text:span text:style-name="T5"> <text:s text:c="14"/></text:span><text:span text:style-name="T4">},</text:span><text:span text:style-name="T5"> </text:span></text:p>
      <text:p text:style-name="Standard"><text:span text:style-name="T5"><text:s text:c="4"/></text:span><text:span text:style-name="T4">{</text:span><text:span text:style-name="T7">"gif"</text:span><text:span text:style-name="T5"> </text:span><text:span text:style-name="T4">,</text:span><text:span text:style-name="T5"> </text:span><text:span text:style-name="T7">"image/gif"</text:span><text:span text:style-name="T5"> <text:s text:c="14"/></text:span><text:span text:style-name="T4">},</text:span><text:span text:style-name="T5"> </text:span></text:p>
      <text:p text:style-name="Standard"><text:span text:style-name="T5"><text:s text:c="4"/></text:span><text:span text:style-name="T4">{</text:span><text:span text:style-name="T7">"txt"</text:span><text:span text:style-name="T5"> </text:span><text:span text:style-name="T4">,</text:span><text:span text:style-name="T5"> </text:span><text:span text:style-name="T7">"text/plain"</text:span><text:span text:style-name="T5"> <text:s text:c="13"/></text:span><text:span text:style-name="T4">},</text:span><text:span text:style-name="T5"> </text:span></text:p>
      <text:p text:style-name="Standard"><text:span text:style-name="T5"><text:s text:c="4"/></text:span><text:span text:style-name="T4">{</text:span><text:span text:style-name="T7">"htm"</text:span><text:span text:style-name="T5"> </text:span><text:span text:style-name="T4">,</text:span><text:span text:style-name="T5"> </text:span><text:span text:style-name="T7">"text/html"</text:span><text:span text:style-name="T5"> <text:s text:c="14"/></text:span><text:span text:style-name="T4">},</text:span><text:span text:style-name="T5"> </text:span></text:p>
      <text:p text:style-name="Standard"><text:span text:style-name="T5"><text:s text:c="4"/></text:span><text:span text:style-name="T4">{</text:span><text:span text:style-name="T7">"html"</text:span><text:span text:style-name="T4">,</text:span><text:span text:style-name="T5"> </text:span><text:span text:style-name="T7">"text/html"</text:span><text:span text:style-name="T5"> <text:s text:c="14"/></text:span><text:span text:style-name="T4">},</text:span><text:span text:style-name="T5"> </text:span></text:p>
      <text:p text:style-name="Standard"><text:span text:style-name="T5"><text:s text:c="4"/></text:span><text:span text:style-name="T4">{</text:span><text:span text:style-name="T7">"*"</text:span><text:span text:style-name="T5"> <text:s text:c="2"/></text:span><text:span text:style-name="T4">,</text:span><text:span text:style-name="T5"> </text:span><text:span text:style-name="T7">"application/octet-stream"</text:span><text:span text:style-name="T4">}</text:span></text:p>
      <text:p text:style-name="Standard"><text:span text:style-name="T4">};</text:span></text:p>
      <text:p text:style-name="P1"/>
      <text:p text:style-name="Standard"><text:span text:style-name="T3">int</text:span><text:span text:style-name="T5"> ContentType_Size </text:span><text:span text:style-name="T4">=</text:span><text:span text:style-name="T5"> </text:span><text:span text:style-name="T8">sizeof</text:span><text:span text:style-name="T4">(</text:span><text:span text:style-name="T5">ContentType</text:span><text:span text:style-name="T4">)</text:span><text:span text:style-name="T5"> </text:span><text:span text:style-name="T4">/</text:span><text:span text:style-name="T5"> </text:span><text:span text:style-name="T8">sizeof</text:span><text:span text:style-name="T4">(</text:span><text:span text:style-name="T5">ContentType</text:span><text:span text:style-name="T4">[</text:span><text:span text:style-name="T6">0</text:span><text:span text:style-name="T4">]);</text:span></text:p>
      <text:p text:style-name="P1"/>
      <text:p text:style-name="Standard"><text:span text:style-name="T3">char</text:span><text:span text:style-name="T4">*</text:span><text:span text:style-name="T5"> getContentType </text:span><text:span text:style-name="T4">(</text:span><text:span text:style-name="T3">char</text:span><text:span text:style-name="T4">*</text:span><text:span text:style-name="T5"> ExtName</text:span><text:span text:style-name="T4">){</text:span></text:p>
      <text:p text:style-name="Standard"><text:span text:style-name="T5"><text:s text:c="4"/></text:span><text:span text:style-name="T3">int</text:span><text:span text:style-name="T5"> i</text:span><text:span text:style-name="T4">;</text:span><text:span text:style-name="T5"> </text:span><text:span text:style-name="T1">// For Ctrl</text:span></text:p>
      <text:p text:style-name="Standard"><text:span text:style-name="T5"><text:s text:c="4"/></text:span><text:span text:style-name="T8">for</text:span><text:span text:style-name="T4">(</text:span><text:span text:style-name="T5">i </text:span><text:span text:style-name="T4">=</text:span><text:span text:style-name="T5"> </text:span><text:span text:style-name="T6">0</text:span><text:span text:style-name="T4">;</text:span><text:span text:style-name="T5">i </text:span><text:span text:style-name="T4">&lt;</text:span><text:span text:style-name="T5"> ContentType_Size</text:span><text:span text:style-name="T4">;</text:span><text:span text:style-name="T5"> i</text:span><text:span text:style-name="T4">++){</text:span></text:p>
      <text:p text:style-name="Standard"><text:span text:style-name="T5"><text:s text:c="8"/></text:span><text:span text:style-name="T8">if</text:span><text:span text:style-name="T4">(</text:span><text:span text:style-name="T5">strcmp</text:span><text:span text:style-name="T4">(</text:span><text:span text:style-name="T5">ContentType</text:span><text:span text:style-name="T4">[</text:span><text:span text:style-name="T5">i</text:span><text:span text:style-name="T4">][</text:span><text:span text:style-name="T6">0</text:span><text:span text:style-name="T4">],</text:span><text:span text:style-name="T5"> ExtName</text:span><text:span text:style-name="T4">)</text:span><text:span text:style-name="T5"> </text:span><text:span text:style-name="T4">==</text:span><text:span text:style-name="T5"> </text:span><text:span text:style-name="T6">0</text:span><text:span text:style-name="T4">)</text:span></text:p>
      <text:p text:style-name="Standard"><text:span text:style-name="T5"><text:s text:c="12"/></text:span><text:span text:style-name="T8">return</text:span><text:span text:style-name="T5"> ContentType</text:span><text:span text:style-name="T4">[</text:span><text:span text:style-name="T5">i</text:span><text:span text:style-name="T4">][</text:span><text:span text:style-name="T6">1</text:span><text:span text:style-name="T4">];</text:span></text:p>
      <text:p text:style-name="Standard"><text:span text:style-name="T5"><text:s text:c="4"/></text:span><text:span text:style-name="T4">}</text:span></text:p>
      <text:p text:style-name="Standard"><text:span text:style-name="T5"><text:s text:c="4"/></text:span><text:span text:style-name="T8">return</text:span><text:span text:style-name="T5"> </text:span><text:span text:style-name="T7">"application/octet-stream"</text:span><text:span text:style-name="T4">;</text:span></text:p>
      <text:p text:style-name="Standard"><text:span text:style-name="T4">}</text:span></text:p>
      <text:p text:style-name="P1"/>
      <text:p text:style-name="Standard"><text:span text:style-name="T3">int</text:span><text:span text:style-name="T5"> getContentTypeSize</text:span><text:span text:style-name="T4">(){</text:span></text:p>
      <text:p text:style-name="Standard"><text:span text:style-name="T5"><text:s text:c="4"/></text:span><text:span text:style-name="T8">return</text:span><text:span text:style-name="T5"> ContentType_Size</text:span><text:span text:style-name="T4">;</text:span></text:p>
      <text:p text:style-name="Standard"><text:span text:style-name="T4">}</text:span></text:p>
      <text:p text:style-name="P1"/>
      <text:p text:style-name="P4">ContentType.h</text:p>
      <text:p text:style-name="P2"><text:span text:style-name="T10"/></text:p>
      <text:p text:style-name="P2"><text:span text:style-name="T2">#ifndef CONTENTTYPE_H_</text:span></text:p>
      <text:p text:style-name="Standard"><text:span text:style-name="T2">#define CONTENTTYPE_H_</text:span></text:p>
      <text:p text:style-name="P1"/>
      <text:p text:style-name="Standard"><text:span text:style-name="T3">char</text:span><text:span text:style-name="T4">*</text:span><text:span text:style-name="T5"> getContentType</text:span><text:span text:style-name="T4">(</text:span><text:span text:style-name="T3">char</text:span><text:span text:style-name="T4">*</text:span><text:span text:style-name="T5"> ExtName</text:span><text:span text:style-name="T4">);</text:span></text:p>
      <text:p text:style-name="Standard"><text:span text:style-name="T3">int</text:span><text:span text:style-name="T5"> getContentTypeSize</text:span><text:span text:style-name="T4">();</text:span></text:p>
      <text:p text:style-name="P1"/>
      <text:p text:style-name="Standard"><text:span text:style-name="T2">#endif </text:span><text:span text:style-name="T1">// CONTENTTYPE_H_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Noto Sans Mono CJK TC Regular" svg:font-family="'Noto Sans Mono CJK TC Regular'" style:font-family-generic="swiss"/>
    <style:font-face style:name="Source Han Sans" svg:font-family="'Source Han Sans'" style:font-family-generic="swiss"/>
    <style:font-face style:name="Arial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Source Han Sans" fo:font-size="12pt" fo:language="en" fo:country="US" style:letter-kerning="true" style:font-name-asian="Source Han Sans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Source Han Sans" fo:font-size="12pt" fo:language="en" fo:country="US" style:letter-kerning="true" style:font-name-asian="Source Han Sans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ource Han Sans" fo:font-family="'Source Han Sans'" style:font-family-generic="swiss" fo:font-size="14pt" style:font-name-asian="Source Han Sans" style:font-family-asian="'Source Han Sans'" style:font-family-generic-asian="swiss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Source Han Sans" fo:font-family="'Source Han Sans'" style:font-family-generic="swiss" style:font-name-asian="Source Han Sans" style:font-family-asian="'Source Han Sans'" style:font-family-generic-asian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ource Han Sans" fo:font-family="'Source Han Sans'" style:font-family-generic="swiss" fo:font-size="12pt" fo:font-style="italic" style:font-name-asian="Source Han Sans" style:font-family-asian="'Source Han Sans'" style:font-family-generic-asian="swiss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ource Han Sans" fo:font-family="'Source Han Sans'" style:font-family-generic="swiss" style:font-name-asian="Source Han Sans" style:font-family-asian="'Source Han Sans'" style:font-family-generic-asian="swiss"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06:05:12.027000000</meta:creation-date>
    <dc:date>2017-06-23T06:07:09.661000000</dc:date>
    <meta:editing-duration>PT1M57S</meta:editing-duration>
    <meta:editing-cycles>2</meta:editing-cycles>
    <meta:generator>LibreOffice/5.3.1.2$Windows_X86_64 LibreOffice_project/e80a0e0fd1875e1696614d24c32df0f95f03deb2</meta:generator>
    <meta:document-statistic meta:table-count="0" meta:image-count="0" meta:object-count="0" meta:page-count="1" meta:paragraph-count="33" meta:word-count="94" meta:character-count="957" meta:non-whitespace-character-count="720"/>
  </office:meta>
</office:document-meta>
</file>